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317cm" fo:min-width="11.19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35cm" fo:min-width="6.433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5cm" fo:min-width="3.2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03cm" fo:min-width="4.52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189cm" fo:min-width="6.75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cm" fo:min-width="2.591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3cm"/>
      <style:paragraph-properties style:writing-mode="lr-tb"/>
    </style:style>
    <style:style style:name="gr10" style:family="graphic" style:parent-style-name="objectwithoutfill">
      <style:graphic-properties svg:stroke-width="0.053cm" svg:stroke-color="#2a6099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a933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5cm" fo:min-width="8.761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2a6099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68cm"/>
      <style:paragraph-properties style:writing-mode="lr-tb"/>
    </style:style>
    <style:style style:name="gr16" style:family="graphic" style:parent-style-name="objectwithoutfill">
      <style:graphic-properties svg:stroke-width="0.053cm" svg:stroke-color="#00a933" draw:marker-start="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2a6099" draw:marker-start-width="0.279cm" draw:marker-end="Arrowheads_20_1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svg:stroke-width="0.053cm" svg:stroke-color="#00a933" draw:marker-start="Arrowheads_20_1" draw:marker-start-width="0.279cm" draw:marker-end="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2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4.6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3.67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76cm" fo:min-width="3.9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9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a933" loext:opacity="100%" fo:font-size="14pt" fo:background-color="#ffffff" style:font-size-asian="14pt" style:font-size-complex="1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fo:font-size="14pt" fo:background-color="#ffffff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fo:font-size="14pt" fo:background-color="#ffffff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2a6099" loext:opacity="100%"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a933" loext:opacity="100%"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a933" loext:opacity="100%" fo:font-size="18pt" fo:background-color="#ffffff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2a6099" loext:opacity="100%" fo:font-size="18pt" fo:background-color="#ffffff" style:font-size-asian="18pt" style:font-size-complex="18pt"/>
    </style:style>
    <style:style style:name="T1" style:family="text">
      <style:text-properties fo:color="#000000" loext:opacity="100%"/>
    </style:style>
    <style:style style:name="T2" style:family="text">
      <style:text-properties fo:color="#2a6099" loext:opacity="100%" fo:font-size="12pt" style:font-size-asian="12pt" style:font-size-complex="12pt"/>
    </style:style>
    <style:style style:name="T3" style:family="text">
      <style:text-properties fo:color="#00a933" loext:opacity="100%" fo:font-size="12pt" style:font-size-asian="12pt" style:font-size-complex="12pt"/>
    </style:style>
    <style:style style:name="T4" style:family="text">
      <style:text-properties fo:color="#00a933" loext:opacity="100%" fo:font-size="14pt" fo:background-color="#ffffff" style:font-size-asian="14pt" style:font-size-complex="14pt"/>
    </style:style>
    <style:style style:name="T5" style:family="text">
      <style:text-properties fo:color="#2a6099" loext:opacity="100%" fo:font-size="14pt" fo:background-color="#ffffff" style:font-size-asian="14pt" style:font-size-complex="14pt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fff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loext:opacity="100%" fo:font-size="12pt" style:font-size-asian="14pt" style:font-size-complex="14pt"/>
    </style:style>
    <style:style style:name="T8" style:family="text">
      <style:text-properties fo:color="#00a933" loext:opacity="100%" fo:font-size="18pt" fo:background-color="#ffffff" style:font-size-asian="18pt" style:font-size-complex="18pt"/>
    </style:style>
    <style:style style:name="T9" style:family="text">
      <style:text-properties fo:color="#2a6099" loext:opacity="100%" fo:font-size="18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7.619cm" svg:x="15.922cm" svg:y="-0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13.652cm" svg:x="3.857cm" svg:y="4.1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05cm" svg:height="0.962cm" svg:x="6.715cm" svg:y="4.483cm">
          <draw:text-box>
            <text:p>L1</text:p>
          </draw:text-box>
        </draw:frame>
        <draw:custom-shape draw:style-name="gr4" draw:text-style-name="P4" draw:layer="layout" svg:width="3.81cm" svg:height="1.587cm" svg:x="5.445cm" svg:y="12.43cm">
          <text:p text:style-name="P3">Bridge.so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1.905cm" svg:x="4.81cm" svg:y="8.937cm">
          <text:p text:style-name="P3">GlobalExitRoot.so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303cm" svg:height="10.491cm" svg:x="17.034cm" svg:y="7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587cm" svg:x="5.445cm" svg:y="5.78cm">
          <text:p text:style-name="P3">PolygonZkEVM.s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1.905cm" svg:x="18.384cm" svg:y="8.929cm">
          <text:p text:style-name="P5"><text:span text:style-name="T1">GlobalExitRootL2.sol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05cm" svg:height="0.962cm" svg:x="20.209cm" svg:y="7.532cm">
          <draw:text-box>
            <text:p>L2</text:p>
          </draw:text-box>
        </draw:frame>
        <draw:custom-shape draw:style-name="gr4" draw:text-style-name="P4" draw:layer="layout" svg:width="3.81cm" svg:height="1.587cm" svg:x="18.939cm" svg:y="12.444cm">
          <text:p text:style-name="P3">Bridge.so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2.222cm" svg:x="18.621cm" svg:y="15.302cm">
          <text:p text:style-name="P3">L2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445cm" svg:height="2.222cm" svg:x="5.127cm" svg:y="15.287cm">
          <text:p text:style-name="P3">L1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5.88cm" svg:y1="15.287cm" svg:x2="5.88cm" svg:y2="14.335cm">
          <text:p/>
        </draw:line>
        <draw:frame draw:style-name="gr9" draw:text-style-name="P9" draw:layer="layout" svg:width="1.73cm" svg:height="1.199cm" svg:x="22.385cm" svg:y="14.294cm">
          <draw:text-box>
            <text:p text:style-name="P8"><text:span text:style-name="T2">Bridge</text:span></text:p>
            <text:p text:style-name="P8"><text:span text:style-name="T2">(1)</text:span></text:p>
          </draw:text-box>
        </draw:frame>
        <draw:line draw:style-name="gr10" draw:text-style-name="P7" draw:layer="layout" svg:x1="22.344cm" svg:y1="15.308cm" svg:x2="22.344cm" svg:y2="14.356cm">
          <text:p/>
        </draw:line>
        <draw:line draw:style-name="gr11" draw:text-style-name="P7" draw:layer="layout" svg:x1="19.444cm" svg:y1="15.322cm" svg:x2="19.444cm" svg:y2="14.37cm">
          <text:p/>
        </draw:line>
        <draw:custom-shape draw:style-name="gr12" draw:text-style-name="P4" draw:layer="layout" svg:width="9.313cm" svg:height="1.587cm" svg:x="17.16cm" svg:y="0.673cm">
          <text:p text:style-name="P3">Aggreg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9.468cm" svg:y1="6.558cm" svg:x2="16.952cm" svg:y2="1.493cm">
          <text:p/>
        </draw:line>
        <draw:frame draw:style-name="gr14" draw:text-style-name="P10" draw:layer="layout" svg:width="2.83cm" svg:height="1.199cm" svg:x="21.61cm" svg:y="11.065cm">
          <draw:text-box>
            <text:p><text:span text:style-name="T2">L2 EMT root</text:span></text:p>
            <text:p text:style-name="P8"><text:span text:style-name="T2">(2)</text:span></text:p>
          </draw:text-box>
        </draw:frame>
        <draw:line draw:style-name="gr10" draw:text-style-name="P7" draw:layer="layout" svg:x1="21.696cm" svg:y1="12.095cm" svg:x2="21.696cm" svg:y2="11.143cm">
          <text:p/>
        </draw:line>
        <draw:frame draw:style-name="gr15" draw:text-style-name="P11" draw:layer="layout" svg:width="2.568cm" svg:height="1.199cm" svg:x="17.237cm" svg:y="11.065cm">
          <draw:text-box>
            <text:p><text:span text:style-name="T3">GEMT root</text:span></text:p>
            <text:p text:style-name="P8"><text:span text:style-name="T3">(5)</text:span></text:p>
          </draw:text-box>
        </draw:frame>
        <draw:line draw:style-name="gr11" draw:text-style-name="P7" draw:layer="layout" svg:x1="19.754cm" svg:y1="12.088cm" svg:x2="19.754cm" svg:y2="11.136cm">
          <text:p/>
        </draw:line>
        <draw:line draw:style-name="gr16" draw:text-style-name="P7" draw:layer="layout" svg:x1="10.12cm" svg:y1="9.757cm" svg:x2="17.047cm" svg:y2="3.931cm">
          <text:p/>
        </draw:line>
        <draw:line draw:style-name="gr17" draw:text-style-name="P12" draw:layer="layout" svg:x1="22.094cm" svg:y1="8.792cm" svg:x2="22.094cm" svg:y2="2.362cm">
          <text:p text:style-name="P8"><text:s/></text:p>
        </draw:line>
        <draw:line draw:style-name="gr18" draw:text-style-name="P12" draw:layer="layout" svg:x1="19.805cm" svg:y1="8.812cm" svg:x2="19.82cm" svg:y2="4.8cm">
          <text:p text:style-name="P8"><text:s/></text:p>
        </draw:line>
        <draw:custom-shape draw:style-name="gr4" draw:text-style-name="P4" draw:layer="layout" svg:width="3.81cm" svg:height="1.587cm" svg:x="17.175cm" svg:y="3.105cm">
          <text:p text:style-name="P3">Sequenc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3" draw:layer="layout" svg:width="5.722cm" svg:height="1.916cm" draw:transform="rotate (0.698131700797732) translate (11.078cm 7.3cm)">
          <draw:text-box>
            <text:p text:style-name="P8"><text:span text:style-name="T4">Before batch execution.</text:span></text:p>
            <text:p text:style-name="P8"><text:span text:style-name="T4">GEMT root</text:span></text:p>
            <text:p text:style-name="P8"><text:span text:style-name="T4">(3)</text:span></text:p>
          </draw:text-box>
        </draw:frame>
        <draw:frame draw:style-name="gr20" draw:text-style-name="P14" draw:layer="layout" svg:width="5.171cm" svg:height="2.471cm" draw:transform="rotate (0.619591884457987) translate (10.95cm 3.426cm)">
          <draw:text-box>
            <text:p text:style-name="P8"><text:span text:style-name="T5">During L2 State</text:span></text:p>
            <text:p text:style-name="P8"><text:span text:style-name="T5">transition verification.</text:span></text:p>
            <text:p text:style-name="P8"><text:span text:style-name="T5">L2 EMT root</text:span></text:p>
            <text:p text:style-name="P8"><text:span text:style-name="T5">(4)</text:span></text:p>
          </draw:text-box>
        </draw:frame>
        <draw:frame draw:style-name="gr21" draw:text-style-name="P13" draw:layer="layout" svg:width="4.177cm" svg:height="2.471cm" svg:x="15.778cm" svg:y="4.651cm">
          <draw:text-box>
            <text:p text:style-name="P8"><text:span text:style-name="T4">Beginning of</text:span></text:p>
            <text:p text:style-name="P8"><text:span text:style-name="T4">Batch execution.</text:span></text:p>
            <text:p text:style-name="P8"><text:span text:style-name="T4">GEMT root</text:span></text:p>
            <text:p text:style-name="P8"><text:span text:style-name="T4">(4)</text:span></text:p>
          </draw:text-box>
        </draw:frame>
        <draw:frame draw:style-name="gr22" draw:text-style-name="P16" draw:layer="layout" svg:width="4.411cm" svg:height="3.026cm" svg:x="21.989cm" svg:y="3.464cm">
          <draw:text-box>
            <text:p text:style-name="P15"><text:span text:style-name="T6">After L2 state </text:span></text:p>
            <text:p text:style-name="P15"><text:span text:style-name="T5">transition</text:span></text:p>
            <text:p text:style-name="P8"><text:span text:style-name="T5">proof generation.</text:span></text:p>
            <text:p text:style-name="P8"><text:span text:style-name="T5">L2 EMT root</text:span></text:p>
            <text:p text:style-name="P8"><text:span text:style-name="T5">(3)</text:span></text:p>
          </draw:text-box>
        </draw:frame>
        <draw:frame draw:style-name="gr14" draw:text-style-name="P17" draw:layer="layout" svg:width="2.83cm" svg:height="1.199cm" svg:x="7.25cm" svg:y="7.467cm">
          <draw:text-box>
            <text:p text:style-name="P8"><text:span text:style-name="T7">L2 EMT root</text:span></text:p>
            <text:p text:style-name="P8"><text:span text:style-name="T7">(5)</text:span></text:p>
          </draw:text-box>
        </draw:frame>
        <draw:frame draw:style-name="gr14" draw:text-style-name="P18" draw:layer="layout" svg:width="2.83cm" svg:height="1.199cm" svg:x="3.757cm" svg:y="11.07cm">
          <draw:text-box>
            <text:p text:style-name="P8"><text:span text:style-name="T3">L1 EMT root</text:span></text:p>
            <text:p text:style-name="P8"><text:span text:style-name="T3">(2)</text:span></text:p>
          </draw:text-box>
        </draw:frame>
        <draw:frame draw:style-name="gr15" draw:text-style-name="P10" draw:layer="layout" svg:width="2.568cm" svg:height="1.199cm" svg:x="8.074cm" svg:y="11.07cm">
          <draw:text-box>
            <text:p><text:span text:style-name="T2">GEMT root</text:span></text:p>
            <text:p text:style-name="P8"><text:span text:style-name="T2">(6)</text:span></text:p>
          </draw:text-box>
        </draw:frame>
        <draw:frame draw:style-name="gr9" draw:text-style-name="P18" draw:layer="layout" svg:width="1.73cm" svg:height="1.199cm" svg:x="4.003cm" svg:y="14.22cm">
          <draw:text-box>
            <text:p text:style-name="P8"><text:span text:style-name="T3">Bridge</text:span></text:p>
            <text:p text:style-name="P8"><text:span text:style-name="T3">(1)</text:span></text:p>
          </draw:text-box>
        </draw:frame>
        <draw:frame draw:style-name="gr23" draw:text-style-name="P9" draw:layer="layout" svg:width="1.582cm" svg:height="1.199cm" svg:x="8.908cm" svg:y="14.22cm">
          <draw:text-box>
            <text:p text:style-name="P8"><text:span text:style-name="T2">Claim</text:span></text:p>
            <text:p text:style-name="P8"><text:span text:style-name="T2">(7)</text:span></text:p>
          </draw:text-box>
        </draw:frame>
        <draw:frame draw:style-name="gr23" draw:text-style-name="P18" draw:layer="layout" svg:width="1.582cm" svg:height="1.199cm" svg:x="17.79cm" svg:y="14.294cm">
          <draw:text-box>
            <text:p text:style-name="P8"><text:span text:style-name="T3">Claim</text:span></text:p>
            <text:p text:style-name="P8"><text:span text:style-name="T3">(6)</text:span></text:p>
          </draw:text-box>
        </draw:frame>
        <draw:line draw:style-name="gr8" draw:text-style-name="P7" draw:layer="layout" svg:x1="6.514cm" svg:y1="12.101cm" svg:x2="6.514cm" svg:y2="11.149cm">
          <text:p/>
        </draw:line>
        <draw:line draw:style-name="gr13" draw:text-style-name="P7" draw:layer="layout" svg:x1="7.329cm" svg:y1="8.601cm" svg:x2="7.329cm" svg:y2="7.649cm">
          <text:p/>
        </draw:line>
        <draw:line draw:style-name="gr13" draw:text-style-name="P7" draw:layer="layout" svg:x1="8.054cm" svg:y1="12.101cm" svg:x2="8.054cm" svg:y2="11.149cm">
          <text:p/>
        </draw:line>
        <draw:line draw:style-name="gr13" draw:text-style-name="P7" draw:layer="layout" svg:x1="8.88cm" svg:y1="15.301cm" svg:x2="8.88cm" svg:y2="14.349cm">
          <text:p/>
        </draw:line>
        <draw:frame draw:style-name="gr24" draw:text-style-name="P19" draw:layer="layout" svg:width="2.898cm" svg:height="1.199cm" svg:x="12.557cm" svg:y="13.571cm">
          <draw:text-box>
            <text:p text:style-name="P8"><text:span text:style-name="T8">L1 → L2</text:span></text:p>
          </draw:text-box>
        </draw:frame>
        <draw:frame draw:style-name="gr24" draw:text-style-name="P20" draw:layer="layout" svg:width="2.898cm" svg:height="1.199cm" svg:x="12.557cm" svg:y="14.772cm">
          <draw:text-box>
            <text:p text:style-name="P8"><text:span text:style-name="T9">L2 → L1</text:span></text:p>
          </draw:text-box>
        </draw:frame>
        <draw:frame draw:style-name="gr25" draw:text-style-name="P2" draw:layer="layout" svg:width="7.432cm" svg:height="0.962cm" svg:x="17.603cm" svg:y="-0.47cm">
          <draw:text-box>
            <text:p>Off-chain L2 architect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3-01-12T14:19:58.373132828</dc:date>
    <meta:editing-duration>PT4H47M18S</meta:editing-duration>
    <meta:editing-cycles>21</meta:editing-cycles>
    <meta:generator>LibreOffice/7.3.7.2$Linux_X86_64 LibreOffice_project/30$Build-2</meta:generator>
    <meta:document-statistic meta:object-count="43"/>
  </office:meta>
</office:document-meta>
</file>